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F00000303A4DC8885F4C337DC.jpg" manifest:media-type="image/jpeg"/>
  <manifest:file-entry manifest:full-path="Pictures/100000000000063F000002F90841BBA2A543C76F.jpg" manifest:media-type="image/jpeg"/>
  <manifest:file-entry manifest:full-path="Pictures/100000000000063F000002F64DD4DB324EFDB1F9.jpg" manifest:media-type="image/jpeg"/>
  <manifest:file-entry manifest:full-path="Pictures/100000000000063A00000251E81223852C1A469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-0.173cm" svg:width="17cm" svg:height="8.089cm" draw:z-index="0"><draw:image xlink:href="Pictures/100000000000063F000002F90841BBA2A543C76F.jpg" xlink:type="simple" xlink:show="embed" xlink:actuate="onLoad" draw:mime-type="image/jpeg"/></draw:frame></text:p>
      <text:p text:style-name="Standard"/>
      <text:p text:style-name="Standard"><draw:frame draw:style-name="fr2" draw:name="Imagen2" text:anchor-type="char" svg:x="0cm" svg:y="0.15cm" svg:width="17cm" svg:height="8.057cm" draw:z-index="1"><draw:image xlink:href="Pictures/100000000000063F000002F64DD4DB324EFDB1F9.jpg" xlink:type="simple" xlink:show="embed" xlink:actuate="onLoad" draw:mime-type="image/jpeg"/></draw:frame></text:p>
      <text:p text:style-name="Standard"><draw:frame draw:style-name="fr2" draw:name="Imagen3" text:anchor-type="char" svg:x="0cm" svg:y="0.016cm" svg:width="17cm" svg:height="6.324cm" draw:z-index="2"><draw:image xlink:href="Pictures/100000000000063A00000251E81223852C1A469E.jpg" xlink:type="simple" xlink:show="embed" xlink:actuate="onLoad" draw:mime-type="image/jpeg"/></draw:frame></text:p>
      <text:p text:style-name="Standard"/>
      <text:p text:style-name="Standard"/>
      <text:p text:style-name="Standard"><draw:frame draw:style-name="fr1" draw:name="Imagen4" text:anchor-type="char" svg:width="17cm" svg:height="8.197cm" draw:z-index="3"><draw:image xlink:href="Pictures/100000000000063F00000303A4DC8885F4C337DC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10:20:45.390000000</dc:date>
    <meta:editing-duration>PT2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